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729" style:font-name="Consolas" fo:font-size="9.75pt" fo:letter-spacing="normal" fo:font-style="normal" fo:font-weight="normal" officeooo:rsid="00071ac0" officeooo:paragraph-rsid="00071ac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729" style:font-name="Consolas" fo:font-size="9.75pt" fo:letter-spacing="normal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install missing dependencies:</text:p>
      <text:p text:style-name="P2">sudo apt-get install -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8:08:09.744731780</meta:creation-date>
    <dc:date>2019-01-30T18:08:50.739042615</dc:date>
    <meta:editing-duration>PT42S</meta:editing-duration>
    <meta:editing-cycles>1</meta:editing-cycles>
    <meta:document-statistic meta:table-count="0" meta:image-count="0" meta:object-count="0" meta:page-count="1" meta:paragraph-count="2" meta:word-count="8" meta:character-count="55" meta:non-whitespace-character-count="49"/>
    <meta:generator>LibreOffice/6.0.7.3$Linux_X86_64 LibreOffice_project/00m0$Build-3</meta:generator>
  </office:meta>
</office:document-meta>
</file>